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3_2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Isaac Feinberg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October 31, 1893</text:p>
      <text:p text:style-name="P5">Month<text:tab/><text:tab/><text:tab/><text:tab/><text:tab/><text:tab/>October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SYNAGOGUE CHAMBERS,/</text:p>
      <text:p text:style-name="P2">K. K. MICKV<text:span text:style-name="T2">É</text:span><text:span text:style-name="T3"> ISRAEL,/</text:span></text:p>
      <text:p text:style-name="P2"><text:span text:style-name="T3">117 NORTH SEVENTH STREET./</text:span></text:p>
      <text:p text:style-name="P3"><text:span text:style-name="T3">Philadelphia, October 31st 1893/</text:span></text:p>
      <text:p text:style-name="P2"><text:span text:style-name="T3">Rev. Dr. S. Morais,/</text:span></text:p>
      <text:p text:style-name="P2"><text:span text:style-name="T3"><text:tab/>546 North 5th St.,/</text:span></text:p>
      <text:p text:style-name="P2"><text:span text:style-name="T3"><text:tab/><text:tab/>Dear Sir,/</text:span></text:p>
      <text:p text:style-name="P2"><text:span text:style-name="T3"><text:tab/><text:tab/><text:tab/>At a meeting of the Board of/ Managers of the Congregation, held on the 29' inst./ it was decided to appoint a committee to con-/sider and report on the matter of the trust estate/ which we have been informed has reverted to the/ Congregation./</text:span></text:p>
      <text:p text:style-name="P2"><text:span text:style-name="T3"><text:tab/>The Committee as appointed consists of the/ Chazan, the President and Secretary of the Con-/gregation, ex-officio, Dr. S. Solis-Cohen, Dr. Cyrus/ Adler, Messrs Mayer Sulzberger, Gratz Mordecai, S. M./ Hyneman, Charles J. Cohen, and David Sulzberger./ <text:s/>I have the honor therefore to </text:span><text:soft-page-break/><text:span text:style-name="T3">inform you of your/ appointment on this Committee./</text:span></text:p>
      <text:p text:style-name="P2"><text:span text:style-name="T3"><text:tab/>Would you please favor me with your acceptance/</text:span></text:p>
      <text:p text:style-name="P2"><text:span text:style-name="T3"/></text:p>
      <text:p text:style-name="P2"><text:span text:style-name="T3">[Page 2]</text:span></text:p>
      <text:p text:style-name="P2"><text:span text:style-name="T3">so that I may promptly notify the chairman/ who wishes to call the Committee together./</text:span></text:p>
      <text:p text:style-name="P2"><text:span text:style-name="T3"><text:tab/>Hoping to receive a favorable response, I am/ Very Truly Yours,/ Isaac Feinberg, Secretar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5T15:02:54.38</meta:creation-date>
    <dc:date>2011-12-15T15:10:43.60</dc:date>
    <dc:creator>Penn Libraries</dc:creator>
    <meta:editing-duration>PT00H07M4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4" meta:word-count="323" meta:character-count="2243"/>
  </office:meta>
</office:document-meta>
</file>